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I" text:start-value="2" style:num-suffix=".">
        <style:list-level-properties text:space-before="0.25in" text:min-label-width="0.25in"/>
      </text:list-level-style-number>
    </text:list-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P1">Versión ES 1.0 revisión 0.1</text:p>
      <text:p text:style-name="First_20_paragraph">En @city a @day de @month de @year</text:p>
      <text:p text:style-name="Text_20_body">REUNIDOS:</text:p>
      <text:p text:style-name="Text_20_body">De una parte, @name-person-manager, @position-person-manager i representante de @name-company-manager, mayor de edad, con domicilio en la Calle @street-manager @streetnumber-manager de @city-manager y CIF @vat-manager, en adelante el comodante;</text:p>
      <text:p text:style-name="Text_20_body">y de la otra parte, Don/Doña @name-person-receiver mayor de edad, estado civil, con domicilio en la Calle @street-receiver de Ciudad @city-receiver y con DNI @vat-receiver, en adelante el comodatario.</text:p>
      <text:p text:style-name="Text_20_body">INTERVIENEN</text:p>
      <text:p text:style-name="Text_20_body">Ambas partes en nombre propio, acreditando su identidad por los documentos indicados; se reconocen mutuamente capacidad y legitimación para otorgar el presente documento; y a tal efecto, actuando ambos en su propio nombre y derecho,</text:p>
      <text:p text:style-name="Text_20_body">EXPONEN</text:p>
      <text:p text:style-name="Text_20_body">I. Que @name-person-manager es propietario del bien a continuación descrito: @computers, y concede, sin pagar renta ni otra retribución, el uso de dicho bien a favor de DON/DOÑA @name-person-receiver</text:p>
      <text:list text:style-name="L1">
        <text:list-item>
          <text:p text:style-name="P2">Que DON/DOÑA @name-person-receiver está interesado en el uso de dicho bien, aceptando la cesión, que se lleva a efecto conforme a las siguientes,</text:p>
        </text:list-item>
      </text:list>
      <text:p text:style-name="First_20_paragraph">ESTIPULACIONES:</text:p>
      <text:p text:style-name="Text_20_body">PRIMERA: La cesión objeto del presente documento, se formaliza a fin de que el comodatario pueda utilizar el bien @computers durante un periodo de tiempo indefinido mientras haga un uso del mismo.</text:p>
      <text:p text:style-name="Text_20_body">SEGUNDA: A la firma del presente documento, el comodante entrega el bien al comodatario, que recibe el uso del mismo.</text:p>
      <text:p text:style-name="Text_20_body">TERCERA: Serán de cuenta del comodatario los gastos que fueran necesarios y precisos para conservar el bien en las mismas condiciones en que se encuentra actualmente.</text:p>
      <text:p text:style-name="Text_20_body">CUARTA: El comodatario podrá efectuar reparaciones y/o mejoras sin expreso consentimiento del comodante, quedando en todo caso las expensas invertidas en beneficio del bien, sin que proceda reembolso de ninguna especie a favor del comodatario, en ningún caso.</text:p>
      <text:p text:style-name="Text_20_body">SEXTA: Cuando el comodatario se quiera deshacerse del bien cedido deberá avisar al comodante y facilitar que haga la recogida para canalizarlo a otro interesado. En caso de que el comodante no encuentre ningún interesado que lo quiera volver a reutilizar, el comodatario debe llevar al punto limpio que el comodante indique, siempre que sea de su proximidad (menos 5 kilómetros), en caso contrario a un punto verde autorizado por las autoridades competentes.</text:p>
      <text:p text:style-name="Text_20_body">SÉPTIMA: El incumplimiento de cualquiera de las cláusulas anteriores, será causa de extinción del presente contrato.</text:p>
      <text:p text:style-name="Text_20_body">Las partes, para la resolución de cualquier cuestión o controversia que pueda surgir en relación a la interpretación o cumplimiento del presente acuerdo, se someten a los Juzgados y Tribunales de al ciudad de Madrid, con renuncia expresa a cualquier otro fuero que pudiera ser aplicable o al arbitraje de derecho en caso de acuerdo en este sentido.</text:p>
      <text:p text:style-name="Text_20_body">Y en prueba de conformidad ambas partes firman este acuerdo, por duplicado ya un solo efecto, en la fecha y lugar mencionados en el encabezamiento.</text:p>
      <text:p text:style-name="Text_20_body">@name-person-manager (Comodante)...........................................</text:p>
      <text:p text:style-name="Text_20_body">@name-person-receiver (Comodatario)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